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ePropertyDialog.getSav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PropertyDialog.dialogIn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avePropertyDialog.SavePropertyDialog( Frame owner , String title , boolean modal , SampleSaveConfiguration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vePropertyDialog.countMethods( Method [ ]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vePropertyDialog.SavePropertyDi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PropertyDialog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PropertyDialog.setSaveConfig( SampleSaveConfiguration sav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